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BB50000014DE514F2B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bdings" svg:font-family="Webdings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0pt" style:font-name-asian="Webdings" style:font-size-asian="10pt" style:font-name-complex="Webdings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9pt" style:font-name-asian="Webdings" style:font-size-asian="9pt" style:font-name-complex="Webdings" style:font-size-complex="9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6pt" officeooo:rsid="0018046b" officeooo:paragraph-rsid="0018046b" style:font-name-asian="Webdings" style:font-size-asian="16pt" style:font-name-complex="Webdings" style:font-size-complex="16pt"/>
    </style:style>
    <style:style style:name="P5" style:family="paragraph" style:parent-style-name="Standard">
      <style:paragraph-properties fo:text-align="center" style:justify-single-word="false"/>
      <style:text-properties style:use-window-font-color="true" style:font-name="Arial" fo:font-size="9pt" style:font-name-asian="Webdings" style:font-size-asian="9pt" style:font-name-complex="Webdings" style:font-size-complex="9pt"/>
    </style:style>
    <style:style style:name="P6" style:family="paragraph" style:parent-style-name="Standard">
      <style:paragraph-properties fo:margin-left="0.25in" fo:margin-right="0.25in" fo:text-align="center" style:justify-single-word="false" fo:text-indent="0in" style:auto-text-indent="false"/>
      <style:text-properties style:font-name="Arial" fo:font-size="7pt" officeooo:rsid="0018046b" officeooo:paragraph-rsid="0018046b" style:font-name-asian="Webdings" style:font-size-asian="7pt" style:font-name-complex="Webdings" style:font-size-complex="7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3pt" fo:font-weight="bold" officeooo:rsid="001a025e" officeooo:paragraph-rsid="001a025e" style:font-size-asian="13pt" style:font-weight-asian="bold" style:font-size-complex="13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fo:font-size="9pt" style:font-name-asian="Webdings" style:font-size-asian="9pt" style:font-name-complex="Webdings" style:font-size-complex="9pt"/>
    </style:style>
    <style:style style:name="P9" style:family="paragraph" style:parent-style-name="Standard">
      <style:paragraph-properties fo:text-align="center" style:justify-single-word="false"/>
      <style:text-properties fo:color="#00ff00" style:font-name="Arial" fo:font-size="9pt" officeooo:rsid="001a025e" officeooo:paragraph-rsid="001a025e" style:font-name-asian="Webdings" style:font-size-asian="9pt" style:font-name-complex="Webdings" style:font-size-complex="9pt"/>
    </style:style>
    <style:style style:name="P10" style:family="paragraph">
      <style:paragraph-properties fo:text-align="center"/>
    </style:style>
    <style:style style:name="T1" style:family="text">
      <style:text-properties officeooo:rsid="001a025e"/>
    </style:style>
    <style:style style:name="T2" style:family="text">
      <style:text-properties style:font-name="Arial" fo:font-size="10pt" style:font-size-asian="10pt" style:font-size-complex="10pt"/>
    </style:style>
    <style:style style:name="fr1" style:family="graphic" style:parent-style-name="Graphics">
      <style:graphic-properties style:wrap="run-through" style:number-wrapped-paragraphs="no-limit" style:vertical-pos="from-top" style:vertical-rel="pag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vg:stroke-width="0in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middle" style:vertical-rel="page" style:horizontal-pos="center" style:horizontal-rel="page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453in" style:run-through="foreground" style:wrap="run-through" style:number-wrapped-paragraphs="no-limit" style:vertical-pos="from-top" style:vertical-rel="page" style:horizontal-pos="center" style:horizontal-rel="page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line text:anchor-type="page" text:anchor-page-number="1" draw:z-index="0" draw:style-name="gr1" draw:text-style-name="P10" svg:x1="0.1252in" svg:y1="3in" svg:x2="3.8752in" svg:y2="3in">
        <text:p/>
      </draw:line>
      <draw:frame text:anchor-type="page" text:anchor-page-number="1" draw:z-index="1" draw:style-name="gr2" svg:width="2.3961in" svg:height="0.5453in" draw:transform="rotate (-3.14159265358979) translate (3.19791666666667in 1.74513888888889in)">
        <draw:text-box>
          <text:p text:style-name="P10"><text:span text:style-name="T2">Iowa Scaled Engineering, LLC</text:span></text:p>
          <text:p text:style-name="P10"><text:span text:style-name="T2">http://iascaled.com/</text:span></text:p>
        </draw:text-box>
      </draw:fram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paragraph" svg:y="3.6in" svg:width="3in" svg:height="0.3299in" draw:z-index="2"><draw:image xlink:href="Pictures/1000020100000BB50000014DE514F2B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7">Low-Cost Sound Player</text:p>
      <text:p text:style-name="P2"/>
      <text:p text:style-name="P6">The CKT-<text:span text:style-name="T1">SQUEAL</text:span> is an inexpensive <text:span text:style-name="T1">SD card sound player featuring 4 trigger inputs and reconfigurability via files on the SD card.</text:span></text:p>
      <text:p text:style-name="P3"/>
      <text:p text:style-name="P9">PRE-RELEASE</text:p>
      <text:p text:style-name="P3"/>
      <text:p text:style-name="P4">CKT-<text:span text:style-name="T1">SQUEAL</text:span></text:p>
      <text:p text:style-name="P3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ebdings" svg:font-family="Webdings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WenQuanYi Micro Hei" style:font-family-asian="'WenQuanYi Micro Hei'" style:font-family-generic-asian="system" style:font-pitch-asian="variable" style:font-size-asian="24pt" style:font-weight-asian="bold" style:font-name-complex="Lohit Hindi" style:font-family-complex="'Lohit Hind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4in" fo:page-height="6in" style:num-format="1" style:print-orientation="portrait" fo:margin-top="0.25in" fo:margin-bottom="0.25in" fo:margin-left="0.25in" fo:margin-right="0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4in" fo:page-height="6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Petersen</meta:initial-creator>
    <meta:creation-date>2013-04-28T09:10:53</meta:creation-date>
    <meta:generator>LibreOffice/4.2.4.2$Linux_X86_64 LibreOffice_project/420m0$Build-2</meta:generator>
    <dc:date>2014-08-03T09:14:14.907359440</dc:date>
    <meta:editing-duration>PT33M58S</meta:editing-duration>
    <meta:editing-cycles>14</meta:editing-cycles>
    <meta:printed-by>Michael Petersen</meta:printed-by>
    <meta:print-date>2013-04-28T09:34:21</meta:print-date>
    <meta:document-statistic meta:table-count="0" meta:image-count="1" meta:object-count="0" meta:page-count="1" meta:paragraph-count="4" meta:word-count="26" meta:character-count="170" meta:non-whitespace-character-count="148"/>
  </office:meta>
</office:document-meta>
</file>